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officeooo:rsid="000ee933" officeooo:paragraph-rsid="000ee933"/>
    </style:style>
    <style:style style:name="T1" style:family="text">
      <style:text-properties style:font-name="Droid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adaptador USB-GPIB</text:p>
      <text:p text:style-name="P3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3">a partir de esta se logro configurar el adaṕtador USB/GPIB11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5-17T10:11:27.508003208</dc:date>
    <meta:editing-duration>PT2M</meta:editing-duration>
    <meta:editing-cycles>1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4" meta:word-count="26" meta:character-count="235" meta:non-whitespace-character-count="212"/>
  </office:meta>
</office:document-meta>
</file>